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ff0000"/>
    </style:style>
    <style:style style:name="ce11" style:family="table-cell" style:parent-style-name="Default" style:data-style-name="N4">
      <style:table-cell-properties fo:background-color="#00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3333"/>
    </style:style>
    <style:style style:name="ce14" style:family="table-cell" style:parent-style-name="Default" style:data-style-name="N4">
      <style:table-cell-properties fo:background-color="#ff99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  <style:text-properties style:use-window-font-color="true"/>
    </style:style>
    <style:style style:name="ce17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2"/>
        <table:table-column table:style-name="co19" table:default-cell-style-name="Default"/>
        <table:table-column table:style-name="co2" table:default-cell-style-name="ce16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5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5" office:value-type="string" calcext:value-type="string">
            <text:p>stav</text:p>
          </table:table-cell>
          <table:table-cell table:style-name="ce15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table:number-columns-repeated="23"/>
          <table:table-cell table:style-name="ce10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7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6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stížnost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1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3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table:style-name="ce13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stížnost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stížnost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table:style-name="ce7"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9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4" office:value-type="string" calcext:value-type="string">
            <text:p>špatně</text:p>
          </table:table-cell>
          <table:table-cell/>
          <table:table-cell table:style-name="ce17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555219" calcext:value-type="float">
            <text:p>1 555 219,00</text:p>
          </table:table-cell>
          <table:table-cell table:style-name="ce8" office:value-type="float" office:value="1681356" calcext:value-type="float">
            <text:p>1 681 356,00</text:p>
          </table:table-cell>
          <table:table-cell table:style-name="ce8" office:value-type="float" office:value="1435762" calcext:value-type="float">
            <text:p>1 435 762,00</text:p>
          </table:table-cell>
          <table:table-cell table:style-name="ce8" office:value-type="float" office:value="510000" calcext:value-type="float">
            <text:p>510 000,00</text:p>
          </table:table-cell>
          <table:table-cell table:style-name="ce8" office:value-type="float" office:value="553000" calcext:value-type="float">
            <text:p>553 000,00</text:p>
          </table:table-cell>
          <table:table-cell table:style-name="ce8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827013.26" calcext:value-type="float">
            <text:p>1 827 013,26</text:p>
          </table:table-cell>
          <table:table-cell table:style-name="ce8" office:value-type="float" office:value="2001481.67" calcext:value-type="float">
            <text:p>2 001 481,67</text:p>
          </table:table-cell>
          <table:table-cell table:style-name="ce8" office:value-type="float" office:value="1275299.9" calcext:value-type="float">
            <text:p>1 275 299,90</text:p>
          </table:table-cell>
          <table:table-cell table:style-name="ce8" office:value-type="float" office:value="1085000" calcext:value-type="float">
            <text:p>1 085 000,00</text:p>
          </table:table-cell>
          <table:table-cell table:style-name="ce8" office:value-type="float" office:value="1728700" calcext:value-type="float">
            <text:p>1 728 700,00</text:p>
          </table:table-cell>
          <table:table-cell table:style-name="ce8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8" office:value-type="float" office:value="727437" calcext:value-type="float">
            <text:p>727 437,00</text:p>
          </table:table-cell>
          <table:table-cell office:value-type="float" office:value="23.5" calcext:value-type="float">
            <text:p>23,5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.00.0000</text:date>, <text:time style:data-style-name="N2" text:time-value="12:57:47.619322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3T13:20:34.613164305</dc:date>
    <meta:editing-duration>PT6H39M2S</meta:editing-duration>
    <meta:editing-cycles>63</meta:editing-cycles>
    <meta:generator>LibreOffice/4.4.2.2$Linux_X86_64 LibreOffice_project/40m0$Build-2</meta:generator>
    <meta:document-statistic meta:table-count="1" meta:cell-count="427" meta:object-count="0"/>
  </office:meta>
</office:document-meta>
</file>